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gauche">assis dans l'herbe<text:line-break/>dans l'herbe sous l'arbre<text:line-break/>assis dans l'herbe sous l'arbre à l'ombre<text:line-break/>je partage mon repas<text:line-break/>un peu malgré moi<text:line-break/>avec une guêpe obstinée<text:line-break/>je savoure goulûment<text:line-break/>l'air presque immobile<text:line-break/>alors que déferlent<text:line-break/>des vagues de chaleur<text:line-break/>une à une<text:line-break/>au rythme des horloges fondues</text:p>
      <text:p text:style-name="Standard_20_gauche"/>
      <text:p text:style-name="Standard_20_gauche">assis dans l'herbe<text:line-break/>sous l'arbre<text:line-break/>à l'ombre<text:line-break/>ivre de °C<text:line-break/>je me repose dans le silence<text:line-break/>plein<text:line-break/>les pensées presque immobiles<text:line-break/>alors que résonne le ressac<text:line-break/>des associations d'idées</text:p>
      <text:p text:style-name="Standard_20_gauche"/>
      <text:p text:style-name="Standard_20_gauche">assis au bureau<text:line-break/>dans la fraîcheur du bunker<text:line-break/>je catalogue des discours du Kalahari<text:line-break/>des mines d'or creusée dans l'esprit<text:line-break/>le vrai nom des continents<text:line-break/>je range dans de petites boîtes<text:line-break/>les traces des peuples en voie de disparition<text:line-break/>comme l'on collectionne les espèces<text:line-break/>que l'on a éteint<text:line-break/>avant de fermer la porte</text:p>
      <text:p text:style-name="Standard_20_gauche"/>
      <text:p text:style-name="Standard_20_gauche">assis sur la selle<text:line-break/>du vélo<text:line-break/>qui sillonne le bitume<text:line-break/>je m'étonne sans m'étonner<text:line-break/>de l'apport calorifique épatant<text:line-break/>des climatisations des berlines blindées<text:line-break/>assis sur la selle du vélo<text:line-break/>je traverse le désert de pierre<text:line-break/>coulée<text:line-break/>le désert de pierre coulée verticale<text:line-break/>habitat hostile<text:line-break/>où<text:line-break/>mon espèce s'acharne<text:line-break/>à vivre</text:p>
      <text:p text:style-name="Standard_20_gauche"/>
      <text:p text:style-name="Standard_20_gauche">assis ici<text:line-break/>où là<text:line-break/>je parcours le monde<text:line-break/>presque immobile<text:line-break/>et m'émerveille<text:line-break/>des traditions du chang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106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blogiGor_034_assis<text:tab/><text:tab/><text:date style:data-style-name="N106" text:date-value="2011-08-24T17:46:24.99" text:fixed="true">mercredi 24 août 2011</text:date></text:p>
      </style:header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4T17:46:25</meta:creation-date>
    <dc:title>blogiGor_033_</dc:title>
    <meta:editing-duration>PT20M12S</meta:editing-duration>
    <meta:editing-cycles>3</meta:editing-cycles>
    <meta:generator>LibreOffice/3.3$Linux LibreOffice_project/330m19$Build-301</meta:generator>
    <meta:keyword>blogiGor</meta:keyword>
    <meta:initial-creator>iGor </meta:initial-creator>
    <dc:date>2011-08-24T18:37:02</dc:date>
    <dc:creator>iGor </dc:creator>
    <meta:document-statistic meta:table-count="0" meta:image-count="0" meta:object-count="0" meta:page-count="1" meta:paragraph-count="7" meta:word-count="201" meta:character-count="1190"/>
    <meta:template xlink:type="simple" xlink:actuate="onRequest" xlink:title="blogiGor_033_" xlink:href="../../../../../Modèles/blogiGor.ott" meta:date="2011-08-24T17:46:23"/>
  </office:meta>
</office:document-meta>
</file>